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diagonal-bl-tr="0.74pt solid #000000" style:diagonal-tl-br="0.74pt solid #000000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1.hét</text:p>
          </table:table-cell>
          <table:table-cell office:value-type="string" calcext:value-type="string">
            <text:p>Státusz</text:p>
          </table:table-cell>
          <table:table-cell table:style-name="ce7" office:value-type="string" calcext:value-type="string" table:number-columns-spanned="3" table:number-rows-spanned="1">
            <text:p>Screen</text:p>
          </table:table-cell>
          <table:covered-table-cell table:number-columns-repeated="2" office:value-type="string" calcext:value-type="string">
            <text:p>Screen</text:p>
          </table:covered-table-cell>
        </table:table-row>
        <table:table-row table:style-name="ro1">
          <table:table-cell office:value-type="string" calcext:value-type="string">
            <text:p>OO szemlélet</text:p>
          </table:table-cell>
          <table:table-cell office:value-type="string" calcext:value-type="string">
            <text:p>Folyamatban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Homokozó</text:p>
          </table:table-cell>
          <table:table-cell office:value-type="string" calcext:value-type="string">
            <text:p>Folyamatban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Gagyi</text:p>
          </table:table-cell>
          <table:table-cell office:value-type="string" calcext:value-type="string">
            <text:p>Kész</text:p>
          </table:table-cell>
          <table:table-cell office:value-type="string" calcext:value-type="string" table:number-columns-spanned="3" table:number-rows-spanned="1">
            <text:p>https://imgur.com/bL9Bi9G ||| <text:a xlink:href="https://imgur.com/bL9Bi9G" xlink:type="simple">https://imgur.com/bL9Bi9G</text:a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Yoda</text:p>
          </table:table-cell>
          <table:table-cell office:value-type="string" calcext:value-type="string">
            <text:p>Kész</text:p>
          </table:table-cell>
          <table:table-cell office:value-type="string" calcext:value-type="string" table:number-columns-spanned="3" table:number-rows-spanned="1">
            <text:p>https://imgur.com/B5dmQv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ész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2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kov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XlkT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ülő-gyerek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OO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mgDY8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o Android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klomatikus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3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tan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8zCr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M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DyZu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L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4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pRSeG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CCWC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34d1c4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db7m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WIE8m6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 osztály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5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K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sol-mozgat</text:p>
          </table:table-cell>
          <table:table-cell office:value-type="string" calcext:value-type="string">
            <text:p>Kész</text:p>
          </table:table-cell>
          <table:table-cell office:value-type="string" calcext:value-type="string">
            <text:p>https://imgur.com/IHcnVLh | https://imgur.com/sNRfMEZ | https://imgur.com/BxPpj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or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7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szter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 Alloc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iv tabella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.hé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vékenység edit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CWC</text:p>
          </table:table-cell>
          <table:table-cell office:value-type="string" calcext:value-type="string">
            <text:p>Ké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Cam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B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Folyamatban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10.hé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Port scan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AOP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Android játék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Junit tesz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Leírá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1.hét: Az első hét feladait elkészítettem kivétel a Homokozó nevű feladatot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2.hét A feladatok közül sikeres az : Anti OO ,liskov és a szülőgyerek feladat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3.hét A harmadik hét feladati közül elkészítettem a BPMN amihez az online elérhető bpmn.io oldalt használtam. Az esettan tanulmányouzását melynél könyvet használtam és a Reverse engineering diagrammot melyet eclipsben készítettem el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4.hét: A leet chiper programot elkészítettem és az Encoding feladatot is. UPP: Gyakorlati órán sikerült elkészítenem a FullScreen programot melynek forráscsipeteit a java2s.com oldalon találtam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5.hét:JDK és mozgató szemantika szemléltetését elkészítettem.Az esszét pedig az RSA eljárásról írtam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6.hét: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.00.00</text:date>, <text:time style:data-style-name="N2" text:time-value="12:23:04.19913974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4:24.249622773</meta:creation-date>
    <dc:date>2018-11-21T12:52:41.047104519</dc:date>
    <meta:editing-duration>PT17M11S</meta:editing-duration>
    <meta:editing-cycles>5</meta:editing-cycles>
    <meta:generator>LibreOffice/6.0.3.2$Linux_X86_64 LibreOffice_project/00m0$Build-2</meta:generator>
    <meta:document-statistic meta:table-count="1" meta:cell-count="103" meta:object-count="0"/>
  </office:meta>
</office:document-meta>
</file>